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00dcff" draw:fill-gradient-name="Gradient_20_1" draw:opacity-name="Transparency_20_1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style:text-outline="true" fo:font-size="60pt" style:font-size-asian="60pt" style:font-size-complex="60pt"/>
    </style:style>
    <style:style style:name="P5" style:family="paragraph">
      <style:text-properties fo:font-family="'Droid Sans'" style:font-family-generic="swiss" style:font-pitch="variable" fo:font-size="60pt" style:font-size-asian="60pt" style:font-size-complex="60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text-outline="true" fo:font-size="60pt" style:font-size-asian="60pt" style:font-size-complex="60pt"/>
    </style:style>
    <style:style style:name="T4" style:family="text">
      <style:text-properties fo:font-family="'Droid Sans'" style:font-family-generic="swiss" style:font-pitch="variable" fo:font-size="60pt" style:font-size-asian="60pt" style:font-size-complex="60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3.175cm" svg:x="1.635cm" svg:y="5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8.415cm" svg:height="3.175cm" svg:x="1.635cm" svg:y="9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8.415cm" svg:height="3.175cm" svg:x="1.635cm" svg:y="13.0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8.415cm" svg:height="3.175cm" svg:x="1.635cm" svg:y="16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2.27cm" svg:y="6.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905cm" svg:height="1.905cm" svg:x="2.27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905cm" svg:height="1.905cm" svg:x="2.27cm" svg:y="13.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2" draw:layer="layout" svg:width="5.222cm" svg:height="0.962cm" svg:x="4.664cm" svg:y="5.753cm">
          <draw:text-box>
            <text:p><text:span text:style-name="T1">Business Name</text:span></text:p>
          </draw:text-box>
        </draw:frame>
        <draw:frame draw:style-name="gr5" draw:layer="layout" svg:width="6.137cm" svg:height="0.962cm" svg:x="4.81cm" svg:y="6.715cm">
          <draw:text-box>
            <text:p>Brief Job Desciption</text:p>
          </draw:text-box>
        </draw:frame>
        <draw:frame draw:style-name="gr5" draw:layer="layout" svg:width="2.191cm" svg:height="1.673cm" svg:x="16.589cm" svg:y="6.312cm">
          <draw:text-box>
            <text:p>Hours</text:p>
            <text:p>Wage</text:p>
          </draw:text-box>
        </draw:frame>
        <draw:custom-shape draw:style-name="gr6" draw:text-style-name="P1" draw:layer="layout" svg:width="10.795cm" svg:height="1.27cm" svg:x="4.81cm" svg:y="6.71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222cm" svg:height="0.962cm" svg:x="4.664cm" svg:y="9.563cm">
          <draw:text-box>
            <text:p><text:span text:style-name="T1">Business Name</text:span></text:p>
          </draw:text-box>
        </draw:frame>
        <draw:frame draw:style-name="gr5" draw:layer="layout" svg:width="6.137cm" svg:height="0.962cm" svg:x="4.81cm" svg:y="10.525cm">
          <draw:text-box>
            <text:p>Brief Job Desciption</text:p>
          </draw:text-box>
        </draw:frame>
        <draw:frame draw:style-name="gr5" draw:layer="layout" svg:width="2.191cm" svg:height="1.673cm" svg:x="16.589cm" svg:y="10.122cm">
          <draw:text-box>
            <text:p>Hours</text:p>
            <text:p>Wage</text:p>
          </draw:text-box>
        </draw:frame>
        <draw:custom-shape draw:style-name="gr6" draw:text-style-name="P1" draw:layer="layout" svg:width="10.795cm" svg:height="1.27cm" svg:x="4.81cm" svg:y="10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795cm" svg:height="1.27cm" svg:x="4.81cm" svg:y="14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795cm" svg:height="1.27cm" svg:x="4.81cm" svg:y="18.14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222cm" svg:height="0.962cm" svg:x="4.664cm" svg:y="13.373cm">
          <draw:text-box>
            <text:p><text:span text:style-name="T1">Business Name</text:span></text:p>
          </draw:text-box>
        </draw:frame>
        <draw:frame draw:style-name="gr5" draw:layer="layout" svg:width="6.137cm" svg:height="0.962cm" svg:x="4.81cm" svg:y="14.335cm">
          <draw:text-box>
            <text:p>Brief Job Desciption</text:p>
          </draw:text-box>
        </draw:frame>
        <draw:frame draw:style-name="gr5" draw:layer="layout" svg:width="2.191cm" svg:height="1.673cm" svg:x="16.589cm" svg:y="13.932cm">
          <draw:text-box>
            <text:p>Hours</text:p>
            <text:p>Wage</text:p>
          </draw:text-box>
        </draw:frame>
        <draw:frame draw:style-name="gr5" draw:text-style-name="P2" draw:layer="layout" svg:width="5.222cm" svg:height="0.962cm" svg:x="4.664cm" svg:y="17.183cm">
          <draw:text-box>
            <text:p><text:span text:style-name="T1">Business Name</text:span></text:p>
          </draw:text-box>
        </draw:frame>
        <draw:frame draw:style-name="gr5" draw:layer="layout" svg:width="6.137cm" svg:height="0.962cm" svg:x="4.81cm" svg:y="18.145cm">
          <draw:text-box>
            <text:p>Brief Job Desciption</text:p>
          </draw:text-box>
        </draw:frame>
        <draw:frame draw:style-name="gr5" draw:layer="layout" svg:width="2.191cm" svg:height="1.673cm" svg:x="16.589cm" svg:y="17.742cm">
          <draw:text-box>
            <text:p>Hours</text:p>
            <text:p>Wage</text:p>
          </draw:text-box>
        </draw:frame>
        <draw:custom-shape draw:style-name="gr7" draw:text-style-name="P1" draw:layer="layout" svg:width="1.905cm" svg:height="1.905cm" svg:x="2.27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54cm" svg:height="1.905cm" svg:x="4.8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03cm" svg:height="2.618cm" svg:x="0.875cm" svg:y="1cm">
          <draw:text-box>
            <text:p><text:span text:style-name="T2">D</text:span></text:p>
          </draw:text-box>
        </draw:frame>
        <draw:frame draw:style-name="gr5" draw:text-style-name="P3" draw:layer="layout" svg:width="2.03cm" svg:height="2.618cm" svg:x="2.27cm" svg:y="1cm">
          <draw:text-box>
            <text:p><text:span text:style-name="T2">C</text:span></text:p>
          </draw:text-box>
        </draw:frame>
        <draw:frame draw:style-name="gr5" draw:text-style-name="P4" draw:layer="layout" svg:width="1.916cm" svg:height="2.618cm" svg:x="1.635cm" svg:y="1cm">
          <draw:text-box>
            <text:p><text:span text:style-name="T3">S</text:span></text:p>
          </draw:text-box>
        </draw:frame>
        <draw:custom-shape draw:style-name="gr8" draw:text-style-name="P1" draw:layer="layout" svg:width="2.54cm" svg:height="1.905cm" svg:x="7.35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54cm" svg:height="1.905cm" svg:x="9.89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54cm" svg:height="1.905cm" svg:x="12.43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54cm" svg:height="1.905cm" svg:x="14.9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9.59cm" svg:height="1.27cm" svg:x="1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427cm" svg:height="2.715cm" svg:x="17.385cm" svg:y="0.922cm">
          <draw:text-box>
            <text:p><text:span text:style-name="T4">CiT</text:span></text:p>
          </draw:text-box>
        </draw:frame>
        <draw:frame draw:style-name="gr5" draw:text-style-name="P6" draw:layer="layout" svg:width="2.102cm" svg:height="0.878cm" svg:x="4.81cm" svg:y="2.27cm">
          <draw:text-box>
            <text:p><text:span text:style-name="T5">Profile</text:span></text:p>
          </draw:text-box>
        </draw:frame>
        <draw:frame draw:style-name="gr5" draw:text-style-name="P6" draw:layer="layout" svg:width="2.288cm" svg:height="0.878cm" svg:x="7.35cm" svg:y="2.27cm">
          <draw:text-box>
            <text:p><text:span text:style-name="T5">Search</text:span></text:p>
          </draw:text-box>
        </draw:frame>
        <draw:frame draw:style-name="gr5" draw:text-style-name="P6" draw:layer="layout" svg:width="2.382cm" svg:height="0.878cm" svg:x="9.89cm" svg:y="2.27cm">
          <draw:text-box>
            <text:p><text:span text:style-name="T5">Browse</text:span></text:p>
          </draw:text-box>
        </draw:frame>
        <draw:frame draw:style-name="gr5" draw:text-style-name="P6" draw:layer="layout" svg:width="2.102cm" svg:height="0.878cm" svg:x="4.81cm" svg:y="2.27cm">
          <draw:text-box>
            <text:p><text:span text:style-name="T5">Pro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ffff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ck </meta:initial-creator>
    <meta:creation-date>2012-01-22T11:57:14</meta:creation-date>
    <dc:date>2012-01-22T18:13:12</dc:date>
    <dc:creator>nick </dc:creator>
    <meta:editing-duration>PT51M41S</meta:editing-duration>
    <meta:editing-cycles>8</meta:editing-cycles>
    <meta:generator>LibreOffice/3.3$Unix LibreOffice_project/330m19$Build-401</meta:generator>
    <meta:document-statistic meta:object-count="38"/>
  </office:meta>
</office:document-meta>
</file>